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16">
      <style:table-cell-properties fo:padding-bottom="0.0193in" fo:padding-left="0.0138in" fo:padding-right="0.0138in" fo:padding-top="0.0193in"/>
    </style:style>
    <style:style style:name="ce2" style:family="table-cell" style:parent-style-name="Default" style:data-style-name="N1">
      <style:table-cell-properties fo:padding-bottom="0.0193in" fo:padding-left="0.0138in" fo:padding-right="0.0138in" fo:padding-top="0.0193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ce1"/>
        <table:table-row table:style-name="ro1">
          <table:table-cell office:value-type="string">
            <text:p>nb de pas</text:p>
          </table:table-cell>
          <table:table-cell table:style-name="ce2" office:value-type="string">
            <text:p>temps</text:p>
          </table:table-cell>
          <table:table-cell office:value-type="string">
            <text:p>temps relatif</text:p>
          </table:table-cell>
          <table:table-cell/>
          <table:table-cell office:value-type="string">
            <text:p>ener fin</text:p>
          </table:table-cell>
          <table:table-cell office:value-type="string">
            <text:p>erreur relative</text:p>
          </table:table-cell>
          <table:table-cell table:number-columns-repeated="250"/>
        </table:table-row>
        <table:table-row table:style-name="ro1">
          <table:table-cell table:number-columns-repeated="2" table:style-name="ce2" office:value-type="float" office:value="0">
            <text:p>0</text:p>
          </table:table-cell>
          <table:table-cell table:formula="oooc:=[.B2]/[.$B$3]" office:value-type="float" office:value="0">
            <text:p>0.00000</text:p>
          </table:table-cell>
          <table:table-cell table:number-columns-repeated="2" office:value-type="float" office:value="0">
            <text:p>0.00000</text:p>
          </table:table-cell>
          <table:table-cell table:style-name="ce2" table:formula="oooc:=((6136.36-[.E2])/6136.36)*100" office:value-type="float" office:value="100">
            <text:p>100</text:p>
          </table:table-cell>
          <table:table-cell table:number-columns-repeated="250"/>
        </table:table-row>
        <table:table-row table:style-name="ro1">
          <table:table-cell table:style-name="ce2" table:formula="oooc:=[.A2]+100" office:value-type="float" office:value="100">
            <text:p>100</text:p>
          </table:table-cell>
          <table:table-cell table:style-name="ce2" office:value-type="float" office:value="12.2341">
            <text:p>12</text:p>
          </table:table-cell>
          <table:table-cell table:formula="oooc:=[.B3]/[.$B$3]" office:value-type="float" office:value="1">
            <text:p>1.00000</text:p>
          </table:table-cell>
          <table:table-cell table:formula="oooc:=[.A3]/100" office:value-type="float" office:value="1">
            <text:p>1.00000</text:p>
          </table:table-cell>
          <table:table-cell office:value-type="float" office:value="0.3426">
            <text:p>0.34260</text:p>
          </table:table-cell>
          <table:table-cell table:style-name="ce2" table:formula="oooc:=((6136.36-[.E3])/6136.36)*100" office:value-type="float" office:value="99.9944168855804">
            <text:p>100</text:p>
          </table:table-cell>
          <table:table-cell table:number-columns-repeated="250"/>
        </table:table-row>
        <table:table-row table:style-name="ro1">
          <table:table-cell table:style-name="ce2" table:formula="oooc:=[.A3]+100" office:value-type="float" office:value="200">
            <text:p>200</text:p>
          </table:table-cell>
          <table:table-cell table:style-name="ce2" office:value-type="float" office:value="23.0346">
            <text:p>23</text:p>
          </table:table-cell>
          <table:table-cell table:formula="oooc:=[.B4]/[.$B$3]" office:value-type="float" office:value="1.88281933284835">
            <text:p>1.88282</text:p>
          </table:table-cell>
          <table:table-cell table:formula="oooc:=[.A4]/100" office:value-type="float" office:value="2">
            <text:p>2.00000</text:p>
          </table:table-cell>
          <table:table-cell office:value-type="float" office:value="38.6992">
            <text:p>38.69920</text:p>
          </table:table-cell>
          <table:table-cell table:style-name="ce2" table:formula="oooc:=((6136.36-[.E4])/6136.36)*100" office:value-type="float" office:value="99.3693459966495">
            <text:p>99</text:p>
          </table:table-cell>
          <table:table-cell table:number-columns-repeated="250"/>
        </table:table-row>
        <table:table-row table:style-name="ro1">
          <table:table-cell table:style-name="ce2" table:formula="oooc:=[.A4]+100" office:value-type="float" office:value="300">
            <text:p>300</text:p>
          </table:table-cell>
          <table:table-cell table:style-name="ce2" office:value-type="float" office:value="34.9592">
            <text:p>35</text:p>
          </table:table-cell>
          <table:table-cell table:formula="oooc:=[.B5]/[.$B$3]" office:value-type="float" office:value="2.85752119077006">
            <text:p>2.85752</text:p>
          </table:table-cell>
          <table:table-cell table:formula="oooc:=[.A5]/100" office:value-type="float" office:value="3">
            <text:p>3.00000</text:p>
          </table:table-cell>
          <table:table-cell office:value-type="float" office:value="212.73333">
            <text:p>212.73333</text:p>
          </table:table-cell>
          <table:table-cell table:style-name="ce2" table:formula="oooc:=((6136.36-[.E5])/6136.36)*100" office:value-type="float" office:value="96.5332325678415">
            <text:p>97</text:p>
          </table:table-cell>
          <table:table-cell table:number-columns-repeated="250"/>
        </table:table-row>
        <table:table-row table:style-name="ro1">
          <table:table-cell table:style-name="ce2" table:formula="oooc:=[.A5]+100" office:value-type="float" office:value="400">
            <text:p>400</text:p>
          </table:table-cell>
          <table:table-cell table:style-name="ce2" office:value-type="float" office:value="45.8134">
            <text:p>46</text:p>
          </table:table-cell>
          <table:table-cell table:formula="oooc:=[.B6]/[.$B$3]" office:value-type="float" office:value="3.7447298943118">
            <text:p>3.74473</text:p>
          </table:table-cell>
          <table:table-cell table:formula="oooc:=[.A6]/100" office:value-type="float" office:value="4">
            <text:p>4.00000</text:p>
          </table:table-cell>
          <table:table-cell office:value-type="float" office:value="506.7576">
            <text:p>506.75760</text:p>
          </table:table-cell>
          <table:table-cell table:style-name="ce2" table:formula="oooc:=((6136.36-[.E6])/6136.36)*100" office:value-type="float" office:value="91.7417231062063">
            <text:p>92</text:p>
          </table:table-cell>
          <table:table-cell table:number-columns-repeated="250"/>
        </table:table-row>
        <table:table-row table:style-name="ro1">
          <table:table-cell table:style-name="ce2" table:formula="oooc:=[.A6]+100" office:value-type="float" office:value="500">
            <text:p>500</text:p>
          </table:table-cell>
          <table:table-cell table:style-name="ce2" office:value-type="float" office:value="56.5308">
            <text:p>57</text:p>
          </table:table-cell>
          <table:table-cell table:formula="oooc:=[.B7]/[.$B$3]" office:value-type="float" office:value="4.62075673731619">
            <text:p>4.62076</text:p>
          </table:table-cell>
          <table:table-cell table:formula="oooc:=[.A7]/100" office:value-type="float" office:value="5">
            <text:p>5.00000</text:p>
          </table:table-cell>
          <table:table-cell office:value-type="float" office:value="856.3252">
            <text:p>856.32520</text:p>
          </table:table-cell>
          <table:table-cell table:style-name="ce2" table:formula="oooc:=((6136.36-[.E7])/6136.36)*100" office:value-type="float" office:value="86.0450625452222">
            <text:p>86</text:p>
          </table:table-cell>
          <table:table-cell table:number-columns-repeated="250"/>
        </table:table-row>
        <table:table-row table:style-name="ro1">
          <table:table-cell table:style-name="ce2" table:formula="oooc:=[.A7]+100" office:value-type="float" office:value="600">
            <text:p>600</text:p>
          </table:table-cell>
          <table:table-cell table:style-name="ce2" office:value-type="float" office:value="67.3875">
            <text:p>67</text:p>
          </table:table-cell>
          <table:table-cell table:formula="oooc:=[.B8]/[.$B$3]" office:value-type="float" office:value="5.50816978772448">
            <text:p>5.50817</text:p>
          </table:table-cell>
          <table:table-cell table:formula="oooc:=[.A8]/100" office:value-type="float" office:value="6">
            <text:p>6.00000</text:p>
          </table:table-cell>
          <table:table-cell office:value-type="float" office:value="1216.4">
            <text:p>1216.40000</text:p>
          </table:table-cell>
          <table:table-cell table:style-name="ce2" table:formula="oooc:=((6136.36-[.E8])/6136.36)*100" office:value-type="float" office:value="80.177173438325">
            <text:p>80</text:p>
          </table:table-cell>
          <table:table-cell table:number-columns-repeated="250"/>
        </table:table-row>
        <table:table-row table:style-name="ro1">
          <table:table-cell table:style-name="ce2" table:formula="oooc:=[.A8]+100" office:value-type="float" office:value="700">
            <text:p>700</text:p>
          </table:table-cell>
          <table:table-cell table:style-name="ce2" office:value-type="float" office:value="79.5317">
            <text:p>80</text:p>
          </table:table-cell>
          <table:table-cell table:formula="oooc:=[.B9]/[.$B$3]" office:value-type="float" office:value="6.50082147440351">
            <text:p>6.50082</text:p>
          </table:table-cell>
          <table:table-cell table:formula="oooc:=[.A9]/100" office:value-type="float" office:value="7">
            <text:p>7.00000</text:p>
          </table:table-cell>
          <table:table-cell office:value-type="float" office:value="1563.9">
            <text:p>1563.90000</text:p>
          </table:table-cell>
          <table:table-cell table:style-name="ce2" table:formula="oooc:=((6136.36-[.E9])/6136.36)*100" office:value-type="float" office:value="74.5142071195301">
            <text:p>75</text:p>
          </table:table-cell>
          <table:table-cell table:number-columns-repeated="250"/>
        </table:table-row>
        <table:table-row table:style-name="ro1">
          <table:table-cell table:style-name="ce2" table:formula="oooc:=[.A9]+100" office:value-type="float" office:value="800">
            <text:p>800</text:p>
          </table:table-cell>
          <table:table-cell table:style-name="ce2" office:value-type="float" office:value="90.1337">
            <text:p>90</text:p>
          </table:table-cell>
          <table:table-cell table:formula="oooc:=[.B10]/[.$B$3]" office:value-type="float" office:value="7.36741566604818">
            <text:p>7.36742</text:p>
          </table:table-cell>
          <table:table-cell table:formula="oooc:=[.A10]/100" office:value-type="float" office:value="8">
            <text:p>8.00000</text:p>
          </table:table-cell>
          <table:table-cell office:value-type="float" office:value="1888.7">
            <text:p>1888.70000</text:p>
          </table:table-cell>
          <table:table-cell table:style-name="ce2" table:formula="oooc:=((6136.36-[.E10])/6136.36)*100" office:value-type="float" office:value="69.2211669458767">
            <text:p>69</text:p>
          </table:table-cell>
          <table:table-cell table:number-columns-repeated="250"/>
        </table:table-row>
        <table:table-row table:style-name="ro1" table:number-rows-repeated="20">
          <table:table-cell table:number-columns-repeated="256"/>
        </table:table-row>
        <table:table-row table:style-name="ro1">
          <table:table-cell>
            <draw:frame table:end-cell-address="Sheet1.J62" table:end-x="0.8673in" table:end-y="0.1787in" draw:z-index="0" draw:style-name="gr1" svg:width="8.8685in" svg:height="6.1713in" svg:x="0in" svg:y="0.1843in">
              <draw:object draw:notify-on-update-of-ranges="Sheet1.A1:Sheet1.A1 Sheet1.A2:Sheet1.A10 Sheet1.F1:Sheet1.F1 Sheet1.F2:Sheet1.F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1" table:number-rows-repeated="30">
          <table:table-cell table:number-columns-repeated="256"/>
        </table:table-row>
        <table:table-row table:style-name="ro1">
          <table:table-cell>
            <draw:frame table:end-cell-address="Sheet1.J93" table:end-x="0.8783in" table:end-y="0.1894in" draw:z-index="1" draw:style-name="gr1" svg:width="8.8795in" svg:height="6.1795in" svg:x="0in" svg:y="0.1866in">
              <draw:object draw:notify-on-update-of-ranges="Sheet1.B1:Sheet1.B1 Sheet1.B2:Sheet1.B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55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2">12/02/2009</text:date>, <text:time>21:5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berthe</meta:initial-creator>
    <meta:creation-date>2009-12-02T21:07:06</meta:creation-date>
    <dc:creator>berthe</dc:creator>
    <dc:date>2009-12-02T21:57:24</dc:date>
    <meta:printed-by>berthe</meta:printed-by>
    <meta:print-date>2009-12-02T21:42:57</meta:print-date>
    <meta:editing-cycles>1</meta:editing-cycles>
    <meta:editing-duration>PT3M56S</meta:editing-duration>
    <meta:user-defined meta:name="Info 1"/>
    <meta:user-defined meta:name="Info 2"/>
    <meta:user-defined meta:name="Info 3"/>
    <meta:user-defined meta:name="Info 4"/>
    <meta:document-statistic meta:table-count="3" meta:cell-count="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6pt" style:font-size-asian="13pt" style:font-size-complex="13pt"/>
    </style:style>
    <style:style style:name="ch3" style:family="chart">
      <style:chart-properties chart:interpolation="cubic-spline" chart:symbol-type="automatic" chart:spline-order="3" chart:sort-by-x-values="false" chart:right-angled-axes="true"/>
    </style:style>
    <style:style style:name="ch4" style:family="chart" style:data-style-name="N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13pt" style:font-size-asian="9pt" style:font-size-complex="9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arrow-right" chart:symbol-width="0.25cm" chart:symbol-height="0.25cm"/>
      <style:graphic-properties draw:stroke="solid" svg:stroke-color="#7e0021" draw:fill-color="#7e0021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2.527cm" svg:height="15.676cm" chart:class="chart:scatter" chart:style-name="ch1">
        <chart:title svg:x="6.302cm" svg:y="0.314cm" chart:style-name="ch2">
          <text:p>Erreur relative sur l'énergie finale totale</text:p>
        </chart:title>
        <chart:plot-area chart:style-name="ch3" table:cell-range-address="Sheet1.A1:Sheet1.A10 Sheet1.F1:Sheet1.F10" chart:data-source-has-labels="row" svg:x="0.699cm" svg:y="1.342cm" svg:width="21.377cm" svg:height="13.908cm">
          <chart:axis chart:dimension="x" chart:name="primary-x" chart:style-name="ch4">
            <chart:title svg:x="9.293cm" svg:y="14.78cm" chart:style-name="ch5">
              <text:p>Nombre de pas de temps</text:p>
            </chart:title>
          </chart:axis>
          <chart:axis chart:dimension="y" chart:name="primary-y" chart:style-name="ch4">
            <chart:title svg:x="0.451cm" svg:y="9.095cm" chart:style-name="ch6">
              <text:p>Erreur en %</text:p>
            </chart:title>
            <chart:grid chart:style-name="ch7" chart:class="major"/>
          </chart:axis>
          <chart:series chart:style-name="ch8" chart:values-cell-range-address="Sheet1.F2:Sheet1.F10" chart:label-cell-address="Sheet1.F1:Sheet1.F1" chart:class="chart:scatter">
            <chart:domain table:cell-range-address="Sheet1.A2:Sheet1.A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eur relat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99.9944168855804">
                <text:p>99.9944168855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99.3693459966495">
                <text:p>99.36934599664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96.5332325678415">
                <text:p>96.53323256784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91.7417231062063">
                <text:p>91.74172310620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86.0450625452222">
                <text:p>86.045062545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80.177173438325">
                <text:p>80.1771734383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74.5142071195301">
                <text:p>74.51420711953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69.2211669458767">
                <text:p>69.22116694587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2.555cm" svg:height="15.697cm" chart:class="chart:scatter" chart:style-name="ch1">
        <chart:title svg:x="4.464cm" svg:y="0.313cm" chart:style-name="ch2">
          <text:p>Evolution du temps de calcul en fonction du nombre de pas de temps</text:p>
        </chart:title>
        <chart:plot-area chart:style-name="ch3" table:cell-range-address="Sheet1.B1:Sheet1.B10" chart:data-source-has-labels="row" svg:x="0.701cm" svg:y="1.209cm" svg:width="21.402cm" svg:height="14.062cm">
          <chart:axis chart:dimension="x" chart:name="primary-x" chart:style-name="ch4">
            <chart:title svg:x="9.902cm" svg:y="14.959cm" chart:style-name="ch5">
              <text:p>Nombre de pas de temps</text:p>
            </chart:title>
          </chart:axis>
          <chart:axis chart:dimension="y" chart:name="primary-y" chart:style-name="ch6">
            <chart:title svg:x="0.452cm" svg:y="9.449cm" chart:style-name="ch7">
              <text:p>Temps de calcul en s</text:p>
            </chart:title>
            <chart:grid chart:style-name="ch8" chart:class="major"/>
          </chart:axis>
          <chart:series chart:style-name="ch9" chart:values-cell-range-address="Sheet1.B2:Sheet1.B10" chart:label-cell-address="Sheet1.B1:Sheet1.B1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2341">
                <text:p>12.23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0346">
                <text:p>23.03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9592">
                <text:p>34.9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8134">
                <text:p>45.8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.5308">
                <text:p>56.5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.3875">
                <text:p>67.3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.5317">
                <text:p>79.53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.1337">
                <text:p>90.13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